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06cm" fo:min-width="5.088cm"/>
    </style:style>
    <style:style style:name="gr2" style:family="graphic" style:parent-style-name="standard">
      <style:graphic-properties draw:textarea-horizontal-align="justify" draw:textarea-vertical-align="middle" draw:auto-grow-height="false" fo:min-height="1.95cm" fo:min-width="6.2cm"/>
    </style:style>
    <style:style style:name="gr3" style:family="graphic" style:parent-style-name="standard">
      <style:graphic-properties draw:textarea-horizontal-align="justify" draw:textarea-vertical-align="middle" draw:auto-grow-height="false" fo:min-height="1.7cm" fo:min-width="2cm"/>
    </style:style>
    <style:style style:name="gr4" style:family="graphic" style:parent-style-name="standard">
      <style:graphic-properties draw:textarea-horizontal-align="justify" draw:textarea-vertical-align="middle" draw:auto-grow-height="false" fo:min-height="0.821cm" fo:min-width="3.782cm"/>
    </style:style>
    <style:style style:name="gr5" style:family="graphic" style:parent-style-name="standard">
      <style:graphic-properties draw:textarea-horizontal-align="justify" draw:textarea-vertical-align="middle" draw:auto-grow-height="false" fo:min-height="0.758cm" fo:min-width="3.971cm"/>
    </style:style>
    <style:style style:name="gr6" style:family="graphic" style:parent-style-name="standard">
      <style:graphic-properties draw:textarea-horizontal-align="justify" draw:textarea-vertical-align="middle" draw:auto-grow-height="false" fo:min-height="2.05cm" fo:min-width="5.4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2.226cm" fo:min-width="3.744cm"/>
    </style:style>
    <style:style style:name="gr10" style:family="graphic" style:parent-style-name="standard">
      <style:graphic-properties draw:stroke="none" svg:stroke-color="#000000" draw:fill="none" draw:fill-color="#ffffff" fo:min-height="0.95cm"/>
    </style:style>
    <style:style style:name="gr11" style:family="graphic" style:parent-style-name="standard">
      <style:graphic-properties draw:stroke="none" svg:stroke-color="#000000" draw:fill="none" draw:fill-color="#ffffff" fo:min-height="1.3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7.9cm" svg:height="2.2cm" svg:x="5.8cm" svg:y="1.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6.7cm" svg:height="2.2cm" svg:x="6.4cm" svg:y="4.7cm">
          <text:p text:style-name="P1">i=0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5cm" svg:height="3.9cm" svg:x="7.2cm" svg:y="8.2cm">
          <text:p text:style-name="P1">i&lt;=2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6.8cm" svg:height="1.7cm" svg:x="-21cm" svg:y="13.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4" draw:id="id4" draw:layer="layout" svg:width="7.1cm" svg:height="1.6cm" svg:x="9.2cm" svg:y="13.1cm">
          <text:p text:style-name="P1">Wprowadz i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xml:id="id5" draw:id="id5" draw:layer="layout" svg:width="5.9cm" svg:height="2.3cm" svg:x="10.4cm" svg:y="16.1cm">
          <text:p text:style-name="P1">i=i+2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9.75cm" svg:y1="3.3cm" svg:x2="9.75cm" svg:y2="4.7cm" draw:start-shape="id1" draw:end-shape="id2" svg:d="M9750 3300v1400" svg:viewBox="0 0 1 1401">
          <text:p/>
        </draw:connector>
        <draw:connector draw:style-name="gr8" draw:text-style-name="P2" draw:layer="layout" svg:x1="9.75cm" svg:y1="3.3cm" svg:x2="9.75cm" svg:y2="4.7cm" draw:start-shape="id1" draw:start-glue-point="8" draw:end-shape="id2" svg:d="M9750 3300v1400" svg:viewBox="0 0 1 1401">
          <text:p/>
        </draw:connector>
        <draw:connector draw:style-name="gr8" draw:text-style-name="P2" draw:layer="layout" svg:x1="9.75cm" svg:y1="6.9cm" svg:x2="9.7cm" svg:y2="8.2cm" draw:start-shape="id2" draw:start-glue-point="2" draw:end-shape="id3" svg:d="M9750 6900v650h-50v650" svg:viewBox="0 0 51 1301">
          <text:p/>
        </draw:connector>
        <draw:connector draw:style-name="gr8" draw:text-style-name="P2" draw:layer="layout" svg:x1="12.2cm" svg:y1="10.15cm" svg:x2="13.638cm" svg:y2="13.1cm" draw:start-shape="id3" draw:end-shape="id4" draw:end-glue-point="4" svg:d="M12200 10150h1438v2950" svg:viewBox="0 0 1439 2951">
          <text:p/>
        </draw:connector>
        <draw:connector draw:style-name="gr8" draw:text-style-name="P2" draw:layer="layout" svg:x1="12.75cm" svg:y1="14.7cm" svg:x2="13.35cm" svg:y2="16.1cm" draw:start-shape="id4" draw:start-glue-point="8" draw:end-shape="id5" svg:d="M12750 14700v701h600v699" svg:viewBox="0 0 601 1401">
          <text:p/>
        </draw:connector>
        <draw:connector draw:style-name="gr8" draw:text-style-name="P2" draw:layer="layout" svg:x1="16.3cm" svg:y1="17.25cm" svg:x2="9.7cm" svg:y2="8.2cm" draw:start-shape="id5" draw:start-glue-point="1" draw:end-shape="id3" draw:end-glue-point="4" svg:d="M16300 17250h501v-9551h-7101v501" svg:viewBox="0 0 7102 9552">
          <text:p/>
        </draw:connector>
        <draw:custom-shape draw:style-name="gr9" draw:text-style-name="P1" xml:id="id6" draw:id="id6" draw:layer="layout" svg:width="6cm" svg:height="3.5cm" svg:x="2.9cm" svg:y="18.5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svg:x1="7.2cm" svg:y1="10.15cm" svg:x2="5.9cm" svg:y2="18.5cm" draw:start-shape="id3" draw:start-glue-point="5" draw:end-shape="id6" draw:end-glue-point="4" svg:d="M7200 10150h-1300v8350" svg:viewBox="0 0 1301 8351">
          <text:p/>
        </draw:connector>
        <draw:frame draw:style-name="gr10" draw:text-style-name="P3" draw:layer="layout" svg:width="1.9cm" svg:height="1.2cm" svg:x="12.3cm" svg:y="8.8cm">
          <draw:text-box>
            <text:p>tak</text:p>
          </draw:text-box>
        </draw:frame>
        <draw:frame draw:style-name="gr11" draw:text-style-name="P3" draw:layer="layout" svg:width="2cm" svg:height="1.6cm" svg:x="5.7cm" svg:y="8.9cm">
          <draw:text-box>
            <text:p>ni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09:30:52.627910511</meta:creation-date>
    <dc:date>2019-09-16T10:35:55.704743836</dc:date>
    <meta:editing-duration>PT54M53S</meta:editing-duration>
    <meta:editing-cycles>1</meta:editing-cycles>
    <meta:document-statistic meta:object-count="16"/>
    <meta:generator>LibreOffice/6.0.7.3$Linux_X86_64 LibreOffice_project/00m0$Build-3</meta:generator>
  </office:meta>
</office:document-meta>
</file>